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Lato" svg:font-family="Lato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/>
      <style:text-properties fo:language="en" fo:country="GB"/>
    </style:style>
    <style:style style:name="T2" style:parent-style-name="Collegamentoipertestuale" style:family="text">
      <style:text-properties fo:language="en" fo:country="GB"/>
    </style:style>
    <style:style style:name="P3" style:parent-style-name="Normale" style:family="paragraph">
      <style:text-properties fo:language="en" fo:country="GB"/>
    </style:style>
    <style:style style:name="P4" style:parent-style-name="Normale" style:family="paragraph">
      <style:paragraph-properties fo:border="0.0104in solid #E7E7E7" fo:padding-top="0.0833in" fo:padding-left="0.1666in" fo:padding-bottom="0.0833in" fo:padding-right="0.1666in" style:shadow="none" fo:margin-top="0.1562in" fo:margin-bottom="0.2604in" fo:line-height="100%" fo:background-color="#FCFCFC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" style:parent-style-name="Car.predefinitoparagrafo" style:family="text">
      <style:text-properties style:font-name="Consolas" style:font-name-asian="Times New Roman" style:font-name-complex="Courier New" fo:color="#0077AA" fo:font-size="10pt" style:font-size-asian="10pt" style:font-size-complex="10pt" fo:language="en" fo:country="GB" style:language-asian="it" style:country-asian="IT"/>
    </style:style>
    <style:style style:name="T6" style:parent-style-name="Car.predefinitoparagrafo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GB" style:language-asian="it" style:country-asian="IT"/>
    </style:style>
    <style:style style:name="T7" style:parent-style-name="Car.predefinitoparagrafo" style:family="text">
      <style:text-properties style:font-name="Consolas" style:font-name-asian="Times New Roman" style:font-name-complex="Courier New" fo:color="#0077AA" fo:font-size="10pt" style:font-size-asian="10pt" style:font-size-complex="10pt" fo:language="en" fo:country="GB" style:language-asian="it" style:country-asian="IT"/>
    </style:style>
    <style:style style:name="T8" style:parent-style-name="Car.predefinitoparagrafo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GB" style:language-asian="it" style:country-asian="IT"/>
    </style:style>
    <style:style style:name="P9" style:parent-style-name="Normale" style:family="paragraph">
      <style:paragraph-properties fo:border="0.0104in solid #E7E7E7" fo:padding-top="0.0833in" fo:padding-left="0.1666in" fo:padding-bottom="0.0833in" fo:padding-right="0.1666in" style:shadow="none" fo:margin-top="0.1562in" fo:margin-bottom="0.2604in" fo:line-height="100%" fo:background-color="#FCFCFC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" style:parent-style-name="Car.predefinitoparagrafo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GB" style:language-asian="it" style:country-asian="IT"/>
    </style:style>
    <style:style style:name="T11" style:parent-style-name="Car.predefinitoparagrafo" style:family="text">
      <style:text-properties style:font-name="Consolas" style:font-name-asian="Times New Roman" style:font-name-complex="Courier New" fo:color="#A67F59" fo:font-size="10pt" style:font-size-asian="10pt" style:font-size-complex="10pt" fo:language="en" fo:country="GB" style:language-asian="it" style:country-asian="IT"/>
    </style:style>
    <style:style style:name="T12" style:parent-style-name="Car.predefinitoparagrafo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GB" style:language-asian="it" style:country-asian="IT"/>
    </style:style>
    <style:style style:name="T13" style:parent-style-name="Car.predefinitoparagrafo" style:family="text">
      <style:text-properties style:font-name="Consolas" style:font-name-asian="Times New Roman" style:font-name-complex="Courier New" fo:color="#999999" fo:font-size="10pt" style:font-size-asian="10pt" style:font-size-complex="10pt" fo:language="en" fo:country="GB" style:language-asian="it" style:country-asian="IT"/>
    </style:style>
    <style:style style:name="T14" style:parent-style-name="Car.predefinitoparagrafo" style:family="text">
      <style:text-properties style:font-name="Consolas" style:font-name-asian="Times New Roman" style:font-name-complex="Courier New" fo:color="#669900" fo:font-size="10pt" style:font-size-asian="10pt" style:font-size-complex="10pt" fo:language="en" fo:country="GB" style:language-asian="it" style:country-asian="IT"/>
    </style:style>
    <style:style style:name="T15" style:parent-style-name="Car.predefinitoparagrafo" style:family="text">
      <style:text-properties style:font-name="Consolas" style:font-name-asian="Times New Roman" style:font-name-complex="Courier New" fo:color="#999999" fo:font-size="10pt" style:font-size-asian="10pt" style:font-size-complex="10pt" fo:language="en" fo:country="GB" style:language-asian="it" style:country-asian="IT"/>
    </style:style>
    <style:style style:name="T16" style:parent-style-name="Car.predefinitoparagrafo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GB" style:language-asian="it" style:country-asian="IT"/>
    </style:style>
    <style:style style:name="T17" style:parent-style-name="Car.predefinitoparagrafo" style:family="text">
      <style:text-properties style:font-name="Consolas" style:font-name-asian="Times New Roman" style:font-name-complex="Courier New" fo:color="#669900" fo:font-size="10pt" style:font-size-asian="10pt" style:font-size-complex="10pt" fo:language="en" fo:country="GB" style:language-asian="it" style:country-asian="IT"/>
    </style:style>
    <style:style style:name="T18" style:parent-style-name="Car.predefinitoparagrafo" style:family="text">
      <style:text-properties style:font-name="Consolas" style:font-name-asian="Times New Roman" style:font-name-complex="Courier New" fo:color="#999999" fo:font-size="10pt" style:font-size-asian="10pt" style:font-size-complex="10pt" fo:language="en" fo:country="GB" style:language-asian="it" style:country-asian="IT"/>
    </style:style>
    <style:style style:name="P19" style:parent-style-name="Normale" style:family="paragraph">
      <style:paragraph-properties fo:border="0.0104in solid #E7E7E7" fo:padding-top="0.0833in" fo:padding-left="0.1666in" fo:padding-bottom="0.0833in" fo:padding-right="0.1666in" style:shadow="none" fo:margin-top="0.1562in" fo:margin-bottom="0.2604in" fo:line-height="100%" fo:background-color="#FCFCFC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" style:parent-style-name="Car.predefinitoparagrafo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GB" style:language-asian="it" style:country-asian="IT"/>
    </style:style>
    <style:style style:name="T21" style:parent-style-name="Car.predefinitoparagrafo" style:family="text">
      <style:text-properties style:font-name="Consolas" style:font-name-asian="Times New Roman" style:font-name-complex="Courier New" fo:color="#A67F59" fo:font-size="10pt" style:font-size-asian="10pt" style:font-size-complex="10pt" fo:language="en" fo:country="GB" style:language-asian="it" style:country-asian="IT"/>
    </style:style>
    <style:style style:name="T22" style:parent-style-name="Car.predefinitoparagrafo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GB" style:language-asian="it" style:country-asian="IT"/>
    </style:style>
    <style:style style:name="T23" style:parent-style-name="Car.predefinitoparagrafo" style:family="text">
      <style:text-properties style:font-name="Consolas" style:font-name-asian="Times New Roman" style:font-name-complex="Courier New" fo:color="#999999" fo:font-size="10pt" style:font-size-asian="10pt" style:font-size-complex="10pt" fo:language="en" fo:country="GB" style:language-asian="it" style:country-asian="IT"/>
    </style:style>
    <style:style style:name="T24" style:parent-style-name="Car.predefinitoparagrafo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GB" style:language-asian="it" style:country-asian="IT"/>
    </style:style>
    <style:style style:name="T25" style:parent-style-name="Car.predefinitoparagrafo" style:family="text">
      <style:text-properties style:font-name="Consolas" style:font-name-asian="Times New Roman" style:font-name-complex="Courier New" fo:color="#999999" fo:font-size="10pt" style:font-size-asian="10pt" style:font-size-complex="10pt" fo:language="en" fo:country="GB" style:language-asian="it" style:country-asian="IT"/>
    </style:style>
    <style:style style:name="P26" style:parent-style-name="Normale" style:family="paragraph">
      <style:paragraph-properties fo:border="0.0104in solid #E7E7E7" fo:padding-top="0.0833in" fo:padding-left="0.1666in" fo:padding-bottom="0.0833in" fo:padding-right="0.1666in" style:shadow="none" fo:margin-top="0.1562in" fo:margin-bottom="0.2604in" fo:line-height="100%" fo:background-color="#FCFCFC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7" style:parent-style-name="Car.predefinitoparagrafo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GB" style:language-asian="it" style:country-asian="IT"/>
    </style:style>
    <style:style style:name="T28" style:parent-style-name="Car.predefinitoparagrafo" style:family="text">
      <style:text-properties style:font-name="Consolas" style:font-name-asian="Times New Roman" style:font-name-complex="Courier New" fo:color="#A67F59" fo:font-size="10pt" style:font-size-asian="10pt" style:font-size-complex="10pt" fo:language="en" fo:country="GB" style:language-asian="it" style:country-asian="IT"/>
    </style:style>
    <style:style style:name="T29" style:parent-style-name="Car.predefinitoparagrafo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GB" style:language-asian="it" style:country-asian="IT"/>
    </style:style>
    <style:style style:name="T30" style:parent-style-name="Car.predefinitoparagrafo" style:family="text">
      <style:text-properties style:font-name="Consolas" style:font-name-asian="Times New Roman" style:font-name-complex="Courier New" fo:color="#999999" fo:font-size="10pt" style:font-size-asian="10pt" style:font-size-complex="10pt" fo:language="en" fo:country="GB" style:language-asian="it" style:country-asian="IT"/>
    </style:style>
    <style:style style:name="T31" style:parent-style-name="Car.predefinitoparagrafo" style:family="text">
      <style:text-properties style:font-name="Consolas" style:font-name-asian="Times New Roman" style:font-name-complex="Courier New" fo:color="#000000" fo:font-size="10pt" style:font-size-asian="10pt" style:font-size-complex="10pt" fo:language="en" fo:country="GB" style:language-asian="it" style:country-asian="IT"/>
    </style:style>
    <style:style style:name="T32" style:parent-style-name="Car.predefinitoparagrafo" style:family="text">
      <style:text-properties style:font-name="Consolas" style:font-name-asian="Times New Roman" style:font-name-complex="Courier New" fo:color="#999999" fo:font-size="10pt" style:font-size-asian="10pt" style:font-size-complex="10pt" fo:language="en" fo:country="GB" style:language-asian="it" style:country-asian="IT"/>
    </style:style>
    <style:style style:name="T33" style:parent-style-name="Car.predefinitoparagrafo" style:family="text">
      <style:text-properties style:font-name="Consolas" style:font-name-asian="Times New Roman" style:font-name-complex="Courier New" fo:color="#990055" fo:font-size="10pt" style:font-size-asian="10pt" style:font-size-complex="10pt" fo:language="en" fo:country="GB" style:language-asian="it" style:country-asian="IT"/>
    </style:style>
    <style:style style:name="T34" style:parent-style-name="Car.predefinitoparagrafo" style:family="text">
      <style:text-properties style:font-name="Consolas" style:font-name-asian="Times New Roman" style:font-name-complex="Courier New" fo:color="#999999" fo:font-size="10pt" style:font-size-asian="10pt" style:font-size-complex="10pt" fo:language="en" fo:country="GB" style:language-asian="it" style:country-asian="IT"/>
    </style:style>
    <style:style style:name="P35" style:parent-style-name="Normale" style:family="paragraph">
      <style:paragraph-properties fo:border="0.0104in solid #E7E7E7" fo:padding-top="0.0833in" fo:padding-left="0.1666in" fo:padding-bottom="0.0833in" fo:padding-right="0.1666in" style:shadow="none" fo:margin-top="0.1562in" fo:margin-bottom="0.2604in" fo:line-height="100%" fo:background-color="#FCFCFC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6" style:parent-style-name="Car.predefinitoparagrafo" style:family="text">
      <style:text-properties style:font-name="Consolas" style:font-name-asian="Times New Roman" style:font-name-complex="Courier New" fo:color="#0077AA" fo:font-size="10pt" style:font-size-asian="10pt" style:font-size-complex="10pt" style:language-asian="it" style:country-asian="IT"/>
    </style:style>
    <style:style style:name="T37" style:parent-style-name="Car.predefinitoparagrafo" style:family="text">
      <style:text-properties style:font-name="Consolas" style:font-name-asian="Times New Roman" style:font-name-complex="Courier New" fo:color="#999999" fo:font-size="10pt" style:font-size-asian="10pt" style:font-size-complex="10pt" style:language-asian="it" style:country-asian="IT"/>
    </style:style>
    <style:style style:name="T38" style:parent-style-name="Car.predefinitoparagrafo" style:family="text">
      <style:text-properties style:font-name="Consolas" style:font-name-asian="Times New Roman" style:font-name-complex="Courier New" fo:color="#000000" fo:font-size="10pt" style:font-size-asian="10pt" style:font-size-complex="10pt" style:language-asian="it" style:country-asian="IT"/>
    </style:style>
    <style:style style:name="T39" style:parent-style-name="Car.predefinitoparagrafo" style:family="text">
      <style:text-properties style:font-name="Consolas" style:font-name-asian="Times New Roman" style:font-name-complex="Courier New" fo:color="#999999" fo:font-size="10pt" style:font-size-asian="10pt" style:font-size-complex="10pt" style:language-asian="it" style:country-asian="IT"/>
    </style:style>
    <style:style style:name="T40" style:parent-style-name="Car.predefinitoparagrafo" style:family="text">
      <style:text-properties style:font-name="Consolas" style:font-name-asian="Times New Roman" style:font-name-complex="Courier New" fo:color="#000000" fo:font-size="10pt" style:font-size-asian="10pt" style:font-size-complex="10pt" style:language-asian="it" style:country-asian="IT"/>
    </style:style>
    <style:style style:name="T41" style:parent-style-name="Car.predefinitoparagrafo" style:family="text">
      <style:text-properties style:font-name="Consolas" style:font-name-asian="Times New Roman" style:font-name-complex="Courier New" fo:color="#999999" fo:font-size="10pt" style:font-size-asian="10pt" style:font-size-complex="10pt" style:language-asian="it" style:country-asian="IT"/>
    </style:style>
    <style:style style:name="P42" style:parent-style-name="NormaleWeb" style:family="paragraph">
      <style:paragraph-properties fo:margin-top="0in" fo:margin-bottom="0.1041in" fo:background-color="#FFFFFF"/>
    </style:style>
    <style:style style:name="T43" style:parent-style-name="CodiceHTML" style:family="text">
      <style:text-properties style:font-name="Consolas" fo:color="#F4645F" fo:font-size="13.5pt" style:font-size-asian="13.5pt" style:font-size-complex="13.5pt" fo:background-color="#F0F2F1"/>
    </style:style>
    <style:style style:name="T44" style:parent-style-name="Car.predefinitoparagrafo" style:family="text">
      <style:text-properties style:font-name="Lato" fo:color="#333333" fo:font-size="15pt" style:font-size-asian="15pt" style:font-size-complex="15pt"/>
    </style:style>
    <style:style style:name="T45" style:parent-style-name="Car.predefinitoparagrafo" style:family="text">
      <style:text-properties style:font-name="Lato" fo:color="#333333" fo:font-size="15pt" style:font-size-asian="15pt" style:font-size-complex="15pt"/>
    </style:style>
    <style:style style:name="T46" style:parent-style-name="CodiceHTML" style:family="text">
      <style:text-properties style:font-name="Consolas" fo:color="#F4645F" fo:font-size="13.5pt" style:font-size-asian="13.5pt" style:font-size-complex="13.5pt" fo:background-color="#F0F2F1"/>
    </style:style>
    <style:style style:name="T47" style:parent-style-name="Car.predefinitoparagrafo" style:family="text">
      <style:text-properties style:font-name="Lato" fo:color="#333333" fo:font-size="15pt" style:font-size-asian="15pt" style:font-size-complex="15pt"/>
    </style:style>
    <style:style style:name="T48" style:parent-style-name="CodiceHTML" style:family="text">
      <style:text-properties style:font-name="Consolas" fo:color="#F4645F" fo:font-size="13.5pt" style:font-size-asian="13.5pt" style:font-size-complex="13.5pt" fo:background-color="#F0F2F1"/>
    </style:style>
    <style:style style:name="T49" style:parent-style-name="Car.predefinitoparagrafo" style:family="text">
      <style:text-properties style:font-name="Lato" fo:color="#333333" fo:font-size="15pt" style:font-size-asian="15pt" style:font-size-complex="15pt"/>
    </style:style>
    <style:style style:name="T50" style:parent-style-name="CodiceHTML" style:family="text">
      <style:text-properties style:font-name="Consolas" fo:color="#F4645F" fo:font-size="13.5pt" style:font-size-asian="13.5pt" style:font-size-complex="13.5pt" fo:background-color="#F0F2F1"/>
    </style:style>
    <style:style style:name="T51" style:parent-style-name="Car.predefinitoparagrafo" style:family="text">
      <style:text-properties style:font-name="Lato" fo:color="#333333" fo:font-size="15pt" style:font-size-asian="15pt" style:font-size-complex="15pt"/>
    </style:style>
    <style:style style:name="P52" style:parent-style-name="NormaleWeb" style:family="paragraph">
      <style:paragraph-properties fo:margin-top="0in" fo:margin-bottom="0.1041in" fo:background-color="#FFFFFF"/>
      <style:text-properties style:font-name="Lato" fo:color="#333333" fo:font-size="15pt" style:font-size-asian="15pt" style:font-size-complex="15pt" fo:language="en" fo:country="GB"/>
    </style:style>
    <style:style style:name="P53" style:parent-style-name="PreformattatoHTML" style:family="paragraph">
      <style:paragraph-properties fo:border="0.0104in solid #E7E7E7" fo:padding-top="0.0833in" fo:padding-left="0.1666in" fo:padding-bottom="0.0833in" fo:padding-right="0.1666in" style:shadow="none" fo:margin-top="0.1562in" fo:margin-bottom="0.2604in" fo:background-color="#FCFCFC"/>
    </style:style>
    <style:style style:name="T54" style:parent-style-name="token" style:family="text">
      <style:text-properties style:font-name="Consolas" fo:color="#0077AA" fo:language="en" fo:country="GB"/>
    </style:style>
    <style:style style:name="T55" style:parent-style-name="CodiceHTML" style:family="text">
      <style:text-properties style:font-name="Consolas" fo:color="#000000" fo:language="en" fo:country="GB"/>
    </style:style>
    <style:style style:name="P56" style:parent-style-name="PreformattatoHTML" style:family="paragraph">
      <style:paragraph-properties fo:border="0.0104in solid #E7E7E7" fo:padding-top="0.0833in" fo:padding-left="0.1666in" fo:padding-bottom="0.0833in" fo:padding-right="0.1666in" style:shadow="none" fo:margin-top="0.1562in" fo:margin-bottom="0.2604in" fo:background-color="#FCFCFC"/>
    </style:style>
    <style:style style:name="T57" style:parent-style-name="token" style:family="text">
      <style:text-properties style:font-name="Consolas" fo:color="#0077AA" fo:language="en" fo:country="GB"/>
    </style:style>
    <style:style style:name="T58" style:parent-style-name="CodiceHTML" style:family="text">
      <style:text-properties style:font-name="Consolas" fo:color="#000000" fo:language="en" fo:country="GB"/>
    </style:style>
    <style:style style:name="T59" style:parent-style-name="token" style:family="text">
      <style:text-properties style:font-name="Consolas" fo:color="#999999" fo:language="en" fo:country="GB"/>
    </style:style>
    <style:style style:name="T60" style:parent-style-name="CodiceHTML" style:family="text">
      <style:text-properties style:font-name="Consolas" fo:color="#000000" fo:language="en" fo:country="GB"/>
    </style:style>
    <style:style style:name="T61" style:parent-style-name="token" style:family="text">
      <style:text-properties style:font-name="Consolas" fo:color="#999999" fo:language="en" fo:country="GB"/>
    </style:style>
    <style:style style:name="T62" style:parent-style-name="token" style:family="text">
      <style:text-properties style:font-name="Consolas" fo:color="#669900" fo:language="en" fo:country="GB"/>
    </style:style>
    <style:style style:name="T63" style:parent-style-name="token" style:family="text">
      <style:text-properties style:font-name="Consolas" fo:color="#999999" fo:language="en" fo:country="GB"/>
    </style:style>
    <style:style style:name="T64" style:parent-style-name="CodiceHTML" style:family="text">
      <style:text-properties style:font-name="Consolas" fo:color="#000000" fo:language="en" fo:country="GB"/>
    </style:style>
    <style:style style:name="T65" style:parent-style-name="token" style:family="text">
      <style:text-properties style:font-name="Consolas" fo:color="#0077AA" fo:language="en" fo:country="GB"/>
    </style:style>
    <style:style style:name="T66" style:parent-style-name="CodiceHTML" style:family="text">
      <style:text-properties style:font-name="Consolas" fo:color="#000000" fo:language="en" fo:country="GB"/>
    </style:style>
    <style:style style:name="T67" style:parent-style-name="token" style:family="text">
      <style:text-properties style:font-name="Consolas" fo:color="#999999" fo:language="en" fo:country="GB"/>
    </style:style>
    <style:style style:name="P68" style:parent-style-name="PreformattatoHTML" style:family="paragraph">
      <style:paragraph-properties fo:border="0.0104in solid #E7E7E7" fo:padding-top="0.0833in" fo:padding-left="0.1666in" fo:padding-bottom="0.0833in" fo:padding-right="0.1666in" style:shadow="none" fo:margin-top="0.1562in" fo:margin-bottom="0.2604in" fo:background-color="#FCFCFC"/>
    </style:style>
    <style:style style:name="T69" style:parent-style-name="CodiceHTML" style:family="text">
      <style:text-properties style:font-name="Consolas" fo:color="#000000" fo:language="en" fo:country="GB"/>
    </style:style>
    <style:style style:name="T70" style:parent-style-name="token" style:family="text">
      <style:text-properties style:font-name="Consolas" fo:color="#A67F59" fo:language="en" fo:country="GB"/>
    </style:style>
    <style:style style:name="T71" style:parent-style-name="CodiceHTML" style:family="text">
      <style:text-properties style:font-name="Consolas" fo:color="#000000" fo:language="en" fo:country="GB"/>
    </style:style>
    <style:style style:name="T72" style:parent-style-name="token" style:family="text">
      <style:text-properties style:font-name="Consolas" fo:color="#999999" fo:language="en" fo:country="GB"/>
    </style:style>
    <style:style style:name="T73" style:parent-style-name="CodiceHTML" style:family="text">
      <style:text-properties style:font-name="Consolas" fo:color="#000000" fo:language="en" fo:country="GB"/>
    </style:style>
    <style:style style:name="T74" style:parent-style-name="token" style:family="text">
      <style:text-properties style:font-name="Consolas" fo:color="#999999" fo:language="en" fo:country="GB"/>
    </style:style>
    <style:style style:name="T75" style:parent-style-name="token" style:family="text">
      <style:text-properties style:font-name="Consolas" fo:color="#990055" fo:language="en" fo:country="GB"/>
    </style:style>
    <style:style style:name="T76" style:parent-style-name="token" style:family="text">
      <style:text-properties style:font-name="Consolas" fo:color="#999999" fo:language="en" fo:country="GB"/>
    </style:style>
    <style:style style:name="P77" style:parent-style-name="PreformattatoHTML" style:family="paragraph">
      <style:paragraph-properties fo:border="0.0104in solid #E7E7E7" fo:padding-top="0.0833in" fo:padding-left="0.1666in" fo:padding-bottom="0.0833in" fo:padding-right="0.1666in" style:shadow="none" fo:margin-top="0.1562in" fo:margin-bottom="0.2604in" fo:background-color="#FCFCFC"/>
    </style:style>
    <style:style style:name="T78" style:parent-style-name="CodiceHTML" style:family="text">
      <style:text-properties style:font-name="Consolas" fo:color="#000000" fo:language="en" fo:country="GB"/>
    </style:style>
    <style:style style:name="T79" style:parent-style-name="token" style:family="text">
      <style:text-properties style:font-name="Consolas" fo:color="#0077AA" fo:language="en" fo:country="GB"/>
    </style:style>
    <style:style style:name="T80" style:parent-style-name="token" style:family="text">
      <style:text-properties style:font-name="Consolas" fo:color="#999999" fo:language="en" fo:country="GB"/>
    </style:style>
    <style:style style:name="T81" style:parent-style-name="CodiceHTML" style:family="text">
      <style:text-properties style:font-name="Consolas" fo:color="#000000" fo:language="en" fo:country="GB"/>
    </style:style>
    <style:style style:name="T82" style:parent-style-name="token" style:family="text">
      <style:text-properties style:font-name="Consolas" fo:color="#999999" fo:language="en" fo:country="GB"/>
    </style:style>
    <style:style style:name="T83" style:parent-style-name="CodiceHTML" style:family="text">
      <style:text-properties style:font-name="Consolas" fo:color="#000000" fo:language="en" fo:country="GB"/>
    </style:style>
    <style:style style:name="T84" style:parent-style-name="token" style:family="text">
      <style:text-properties style:font-name="Consolas" fo:color="#999999" fo:language="en" fo:country="GB"/>
    </style:style>
    <style:style style:name="P85" style:parent-style-name="Normale" style:family="paragraph">
      <style:text-properties fo:language="en" fo:country="GB"/>
    </style:style>
    <style:style style:name="P86" style:parent-style-name="Normale" style:family="paragraph">
      <style:text-properties fo:language="en" fo:country="GB"/>
    </style:style>
    <style:style style:name="T87" style:parent-style-name="Car.predefinitoparagrafo" style:family="text">
      <style:text-properties style:font-name="Wingdings" style:font-name-asian="Wingdings" style:font-name-complex="Wingdings" fo:language="en" fo:country="GB"/>
    </style:style>
  </office:automatic-styles>
  <office:body>
    <office:text text:use-soft-page-breaks="true">
      <text:p text:style-name="P1">PDF python</text:p>
      <text:p text:style-name="Normale"><text:a xlink:href="https://www.delftstack.com/it/howto/python/read-pdf-in-python/" office:target-frame-name="_top" xlink:show="replace"><text:span text:style-name="T2">https://www.delftstack.com/it/howto/python/read-pdf-in-python/</text:span></text:a></text:p>
      <text:p text:style-name="P3"/>
      <text:p text:style-name="P4"><text:span text:style-name="T5">from</text:span><text:span text:style-name="T6"><text:s/>PyPDF2<text:s/></text:span><text:span text:style-name="T7">import</text:span><text:span text:style-name="T8"><text:s/>PDFFileReader</text:span></text:p>
      <text:p text:style-name="P9"><text:span text:style-name="T10">temp<text:s/></text:span><text:span text:style-name="T11">=</text:span><text:span text:style-name="T12"><text:s/>open</text:span><text:span text:style-name="T13">(</text:span><text:span text:style-name="T14">'document_path.PDF'</text:span><text:span text:style-name="T15">,</text:span><text:span text:style-name="T16"><text:s/></text:span><text:span text:style-name="T17">'rb'</text:span><text:span text:style-name="T18">)</text:span></text:p>
      <text:p text:style-name="P19"><text:span text:style-name="T20">PDF_read<text:s/></text:span><text:span text:style-name="T21">=</text:span><text:span text:style-name="T22"><text:s/>PDFFileReader</text:span><text:span text:style-name="T23">(</text:span><text:span text:style-name="T24">temp</text:span><text:span text:style-name="T25">)</text:span></text:p>
      <text:p text:style-name="P26"><text:span text:style-name="T27">first_page<text:s/></text:span><text:span text:style-name="T28">=</text:span><text:span text:style-name="T29"><text:s/>PDF_read</text:span><text:span text:style-name="T30">.</text:span><text:span text:style-name="T31">getPage</text:span><text:span text:style-name="T32">(</text:span><text:span text:style-name="T33">0</text:span><text:span text:style-name="T34">)</text:span></text:p>
      <text:p text:style-name="P35"><text:span text:style-name="T36">print</text:span><text:span text:style-name="T37">(</text:span><text:span text:style-name="T38">first_page</text:span><text:span text:style-name="T39">.</text:span><text:span text:style-name="T40">extractText</text:span><text:span text:style-name="T41">())</text:span></text:p>
      <text:p text:style-name="P42"><text:span text:style-name="T43">PDFplumber</text:span><text:span text:style-name="T44"> è un modulo Python che possiamo<text:s/></text:span><text:span text:style-name="T45">usare per leggere ed estrarre testo da un documento PDF e altre cose. Il modulo </text:span><text:span text:style-name="T46">PDFplumber</text:span><text:span text:style-name="T47"> è più potente rispetto al modulo </text:span><text:span text:style-name="T48">PyPDF2</text:span><text:span text:style-name="T49">. Qui usiamo anche la funzione </text:span><text:span text:style-name="T50">open()</text:span><text:span text:style-name="T51"> per leggere un file PDF.</text:span></text:p>
      <text:p text:style-name="P52">Per esempio,</text:p>
      <text:p text:style-name="P53"><text:span text:style-name="T54">import</text:span><text:span text:style-name="T55"><text:s/>PDFplumber</text:span></text:p>
      <text:p text:style-name="P56"><text:span text:style-name="T57">with</text:span><text:span text:style-name="T58"><text:s/>PDFplumber</text:span><text:span text:style-name="T59">.</text:span><text:span text:style-name="T60">open</text:span><text:span text:style-name="T61">(</text:span><text:span text:style-name="T62">"document_path.PDF"</text:span><text:span text:style-name="T63">)</text:span><text:span text:style-name="T64"><text:s/></text:span><text:span text:style-name="T65">as</text:span><text:span text:style-name="T66"><text:s/>temp</text:span><text:span text:style-name="T67">:</text:span></text:p>
      <text:p text:style-name="P68"><text:span text:style-name="T69"><text:s text:c="2"/>first_page<text:s/></text:span><text:span text:style-name="T70">=</text:span><text:span text:style-name="T71"><text:s/>temp</text:span><text:span text:style-name="T72">.</text:span><text:span text:style-name="T73">pages</text:span><text:span text:style-name="T74">[</text:span><text:span text:style-name="T75">0</text:span><text:span text:style-name="T76">]</text:span></text:p>
      <text:p text:style-name="P77"><text:span text:style-name="T78"><text:s text:c="2"/></text:span><text:span text:style-name="T79">print</text:span><text:span text:style-name="T80">(</text:span><text:span text:style-name="T81">first_page</text:span><text:span text:style-name="T82">.</text:span><text:span text:style-name="T83">extract_text</text:span><text:span text:style-name="T84">())</text:span></text:p>
      <text:p text:style-name="P85"/>
      <text:p text:style-name="P86"/>
      <text:p text:style-name="Normale"><text:a xlink:href="https://www.youtube.com/watch?v=A45KkYKLvVs" office:target-frame-name="_top" xlink:show="replace"><text:span text:style-name="Collegamentoipertestuale">https://www.youtube.com/watch?v=A45KkYKLvVs</text:span></text:a><text:s/><text:span text:style-name="T87"></text:span><text:s/>riga<text:s/>per rig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Lato" svg:font-family="Lato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style:style style:name="PreformattatoHTML" style:display-name="Preformattato HTML" style:family="paragraph" style:parent-style-name="Normale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it" style:country-asian="IT" fo:hyphenate="false"/>
    </style:style>
    <style:style style:name="PreformattatoHTMLCarattere" style:display-name="Preformattato HTML Carattere" style:family="text" style:parent-style-name="Car.predefinitoparagrafo">
      <style:text-properties style:font-name="Courier New" style:font-name-asian="Times New Roman" style:font-name-complex="Courier New" fo:font-size="10pt" style:font-size-asian="10pt" style:font-size-complex="10pt" style:language-asian="it" style:country-asian="IT"/>
    </style:style>
    <style:style style:name="CodiceHTML" style:display-name="Codice HTML" style:family="text" style:parent-style-name="Car.predefinitoparagrafo">
      <style:text-properties style:font-name="Courier New" style:font-name-asian="Times New Roman" style:font-name-complex="Courier New" fo:font-size="10pt" style:font-size-asian="10pt" style:font-size-complex="10pt"/>
    </style:style>
    <style:style style:name="token" style:display-name="token" style:family="text" style:parent-style-name="Car.predefinitoparagrafo"/>
    <style:style style:name="NormaleWeb" style:display-name="Normale (Web)" style:family="paragraph" style:parent-style-name="Normale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t" style:country-asian="I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doardo Polfranceschi</meta:initial-creator>
    <dc:creator>Edoardo Polfranceschi</dc:creator>
    <meta:creation-date>2023-01-20T14:52:00Z</meta:creation-date>
    <dc:date>2023-01-23T10:24:00Z</dc:date>
    <meta:template xlink:href="Normal.dotm" xlink:type="simple"/>
    <meta:editing-cycles>3</meta:editing-cycles>
    <meta:editing-duration>PT720S</meta:editing-duration>
    <meta:document-statistic meta:page-count="1" meta:paragraph-count="1" meta:word-count="123" meta:character-count="827" meta:row-count="5" meta:non-whitespace-character-count="705"/>
  </office:meta>
</office:document-meta>
</file>